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bf0041"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bf0041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80373" style:text-align-source="fix" style:repeat-content="fals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780373" style:vertical-align="middle"/>
    </style:style>
    <style:style style:name="ce16" style:family="table-cell" style:parent-style-name="Default">
      <style:table-cell-properties fo:background-color="#000000" style:vertical-align="middle"/>
    </style:style>
    <style:style style:name="ce17" style:family="table-cell" style:parent-style-name="Default">
      <style:table-cell-properties fo:background-color="#000000" style:text-align-source="value-type" style:repeat-content="false" style:vertical-align="middle"/>
      <style:paragraph-properties fo:margin-left="0cm"/>
      <style:text-properties fo:color="#ffffff"/>
    </style:style>
    <style:style style:name="ce18" style:family="table-cell" style:parent-style-name="Default">
      <style:table-cell-properties fo:background-color="#780373"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bf0041" style:text-align-source="fix" style:repeat-content="false" fo:wrap-option="wrap" style:vertical-align="middle"/>
      <style:paragraph-properties fo:text-align="center" fo:margin-left="0cm"/>
      <style:text-properties fo:color="#ffffff" fo:font-size="6pt" style:font-size-asian="6pt" style:font-size-complex="6pt"/>
    </style:style>
    <style:style style:name="ce20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37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780373"/>
    </style:style>
    <style:style style:name="ce4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3"/>
        <table:table-row table:style-name="ro1">
          <table:table-cell table:style-name="ce3" office:value-type="string" calcext:value-type="string">
            <text:p>k [N/m]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ce13" office:value-type="string" calcext:value-type="string" table:number-columns-spanned="3" table:number-rows-spanned="1">
            <text:p>Spring length</text:p>
          </table:table-cell>
          <table:covered-table-cell table:style-name="ce14"/>
          <table:covered-table-cell table:style-name="ce17"/>
          <table:table-cell table:style-name="ce10" table:number-columns-repeated="2"/>
          <table:table-cell table:number-columns-repeated="3"/>
          <table:table-cell table:style-name="ce20" office:value-type="string" calcext:value-type="string" table:number-columns-spanned="4" table:number-rows-spanned="1">
            <text:p>Primary wheel</text:p>
          </table:table-cell>
          <table:covered-table-cell table:number-columns-repeated="3" table:style-name="ce20"/>
          <table:table-cell table:number-columns-repeated="16369"/>
        </table:table-row>
        <table:table-row table:style-name="ro1">
          <table:table-cell table:style-name="ce3" office:value-type="string" calcext:value-type="string">
            <text:p>x [m]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11" office:value-type="string" calcext:value-type="string">
            <text:p>normal</text:p>
          </table:table-cell>
          <table:table-cell table:style-name="ce11" office:value-type="string" calcext:value-type="string">
            <text:p>attached</text:p>
          </table:table-cell>
          <table:table-cell table:style-name="ce3" office:value-type="string" calcext:value-type="string">
            <text:p>extruded</text:p>
          </table:table-cell>
          <table:table-cell/>
          <table:table-cell table:style-name="ce3" office:value-type="string" calcext:value-type="string">
            <text:p>r [m]</text:p>
          </table:table-cell>
          <table:table-cell table:style-name="ce3" office:value-type="string" calcext:value-type="string">
            <text:p>R/r</text:p>
          </table:table-cell>
          <table:table-cell table:number-columns-repeated="2"/>
          <table:table-cell table:style-name="ce37" office:value-type="string" calcext:value-type="string">
            <text:p>Amount of teeth</text:p>
          </table:table-cell>
          <table:table-cell table:style-name="ce11" office:value-type="string" calcext:value-type="string">
            <text:p>r [mm]</text:p>
          </table:table-cell>
          <table:table-cell table:style-name="ce3" office:value-type="string" calcext:value-type="string">
            <text:p>C [mm]</text:p>
          </table:table-cell>
          <table:table-cell table:style-name="ce3" office:value-type="string" calcext:value-type="string">
            <text:p>l [mm]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Mm [Nm]</text:p>
          </table:table-cell>
          <table:table-cell table:style-name="ce7" table:formula="of:=2.51*10^-3" office:value-type="float" office:value="0.00251" calcext:value-type="float">
            <text:p>0.00251</text:p>
          </table:table-cell>
          <table:table-cell/>
          <table:table-cell table:style-name="ce7" table:formula="of:=22.5*10^-3" office:value-type="float" office:value="0.0225" calcext:value-type="float">
            <text:p>0.0225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045" calcext:value-type="float">
            <text:p>0.045</text:p>
          </table:table-cell>
          <table:table-cell/>
          <table:table-cell table:style-name="ce7" table:formula="of:=4*10^-3" office:value-type="float" office:value="0.004" calcext:value-type="float">
            <text:p>0.004</text:p>
          </table:table-cell>
          <table:table-cell table:style-name="ce7" table:formula="of:=[.$J$13]/([.$B$3]/[.$H$3])" office:value-type="float" office:value="7.3596813105589" calcext:value-type="float">
            <text:p>7.3596813105589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7" table:formula="of:=2*PI()*[.M3]" office:value-type="float" office:value="31.4159265358979" calcext:value-type="float">
            <text:p>31.4159265358979</text:p>
          </table:table-cell>
          <table:table-cell table:style-name="ce7" table:formula="of:=[.N3]/[.L3]" office:value-type="float" office:value="2.61799387799149" calcext:value-type="float">
            <text:p>2.6179938779914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l1 [m]</text:p>
          </table:table-cell>
          <table:table-cell table:style-name="ce7" table:formula="of:=23*10^-3" office:value-type="float" office:value="0.023" calcext:value-type="float">
            <text:p>0.023</text:p>
          </table:table-cell>
          <table:table-cell table:style-name="ce10" table:number-columns-repeated="3"/>
          <table:table-cell table:number-columns-repeated="16379"/>
        </table:table-row>
        <table:table-row table:style-name="ro1">
          <table:table-cell table:style-name="ce3" office:value-type="string" calcext:value-type="string">
            <text:p>l2 [m]</text:p>
          </table:table-cell>
          <table:table-cell table:style-name="ce9" table:formula="of:=23*10^-3" office:value-type="float" office:value="0.023" calcext:value-type="float">
            <text:p>0.023</text:p>
          </table:table-cell>
          <table:table-cell table:style-name="ce5"/>
          <table:table-cell table:number-columns-repeated="16381"/>
        </table:table-row>
        <table:table-row table:style-name="ro2">
          <table:table-cell table:style-name="ce4" office:value-type="string" calcext:value-type="string">
            <text:p>angle between</text:p>
            <text:p>levers</text:p>
          </table:table-cell>
          <table:table-cell table:style-name="ce9" office:value-type="float" office:value="170" calcext:value-type="float">
            <text:p>170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5" table:number-columns-repeated="4"/>
          <table:table-cell table:number-columns-repeated="7"/>
          <table:table-cell table:style-name="ce38" table:number-columns-repeated="3"/>
          <table:table-cell table:number-columns-repeated="16370"/>
        </table:table-row>
        <table:table-row table:style-name="ro1">
          <table:table-cell table:style-name="ce8" office:value-type="string" calcext:value-type="string" table:number-columns-spanned="6" table:number-rows-spanned="1">
            <text:p>Spring</text:p>
          </table:table-cell>
          <table:covered-table-cell table:style-name="ce8"/>
          <table:covered-table-cell table:number-columns-repeated="2" table:style-name="Default"/>
          <table:covered-table-cell table:style-name="ce15"/>
          <table:covered-table-cell/>
          <table:table-cell table:style-name="ce10"/>
          <table:table-cell table:style-name="ce18" office:value-type="string" calcext:value-type="string" table:number-columns-spanned="3" table:number-rows-spanned="1">
            <text:p>Lever to motor</text:p>
          </table:table-cell>
          <table:covered-table-cell table:number-columns-repeated="2" table:style-name="ce20"/>
          <table:table-cell/>
          <table:table-cell table:style-name="ce39" office:value-type="string" calcext:value-type="string" table:number-columns-spanned="3" table:number-rows-spanned="1">
            <text:p>Gearwheels</text:p>
          </table:table-cell>
          <table:covered-table-cell table:number-columns-repeated="2" table:style-name="ce40"/>
          <table:table-cell table:number-columns-repeated="16370"/>
        </table:table-row>
        <table:table-row table:style-name="ro2">
          <table:table-cell table:style-name="ce4" office:value-type="string" calcext:value-type="string">
            <text:p>a between </text:p>
            <text:p>s and lever</text:p>
          </table:table-cell>
          <table:table-cell table:style-name="ce3" office:value-type="string" calcext:value-type="string">
            <text:p>|sin(a)|</text:p>
          </table:table-cell>
          <table:table-cell table:style-name="ce11" office:value-type="string" calcext:value-type="string">
            <text:p>l [m]</text:p>
          </table:table-cell>
          <table:table-cell table:style-name="ce11" office:value-type="string" calcext:value-type="string">
            <text:p>x [m]</text:p>
          </table:table-cell>
          <table:table-cell table:style-name="ce3" office:value-type="string" calcext:value-type="string">
            <text:p>F = kx [N]</text:p>
          </table:table-cell>
          <table:table-cell table:style-name="ce3" office:value-type="string" calcext:value-type="string">
            <text:p>F1s*sin [N]</text:p>
          </table:table-cell>
          <table:table-cell/>
          <table:table-cell table:style-name="ce19" office:value-type="string" calcext:value-type="string">
            <text:p>b between </text:p>
            <text:p>rope and lever</text:p>
          </table:table-cell>
          <table:table-cell table:style-name="ce3" office:value-type="string" calcext:value-type="string">
            <text:p>|sin(b)|</text:p>
          </table:table-cell>
          <table:table-cell table:style-name="ce3" office:value-type="string" calcext:value-type="string">
            <text:p>F2</text:p>
          </table:table-cell>
          <table:table-cell/>
          <table:table-cell table:style-name="ce3" office:value-type="string" calcext:value-type="string">
            <text:p>r [mm]</text:p>
          </table:table-cell>
          <table:table-cell table:style-name="ce3" office:value-type="string" calcext:value-type="string">
            <text:p>C [mm]</text:p>
          </table:table-cell>
          <table:table-cell table:style-name="ce41" office:value-type="string" calcext:value-type="string">
            <text:p>Amount of teeth</text:p>
          </table:table-cell>
          <table:table-cell table:number-columns-repeated="16370"/>
        </table:table-row>
        <table:table-row table:style-name="ro1">
          <table:table-cell table:style-name="ce7" office:value-type="float" office:value="104.04" calcext:value-type="float">
            <text:p>104.04</text:p>
          </table:table-cell>
          <table:table-cell table:style-name="ce7" table:formula="of:=ABS(SIN([.A10]))" office:value-type="float" office:value="0.359229760857131" calcext:value-type="float">
            <text:p>0.359229760857131</text:p>
          </table:table-cell>
          <table:table-cell table:style-name="ce12" table:formula="of:=[.E3]" office:value-type="float" office:value="0.03" calcext:value-type="float">
            <text:p>0.03</text:p>
          </table:table-cell>
          <table:table-cell table:style-name="ce12" table:formula="of:=[.C10]-[.$D$3]" office:value-type="float" office:value="0.0075" calcext:value-type="float">
            <text:p>0.0075</text:p>
          </table:table-cell>
          <table:table-cell table:style-name="ce12" table:formula="of:=[.D10]*[.$B$1]" office:value-type="float" office:value="0.375" calcext:value-type="float">
            <text:p>0.375</text:p>
          </table:table-cell>
          <table:table-cell table:style-name="ce7" table:formula="of:=[.E10]*[.B10]" office:value-type="float" office:value="0.134711160321424" calcext:value-type="float">
            <text:p>0.134711160321424</text:p>
          </table:table-cell>
          <table:table-cell/>
          <table:table-cell table:style-name="ce7" office:value-type="float" office:value="49.29" calcext:value-type="float">
            <text:p>49.29</text:p>
          </table:table-cell>
          <table:table-cell table:style-name="ce7" table:formula="of:=ABS(SIN([.H10]))" office:value-type="float" office:value="0.827972531527337" calcext:value-type="float">
            <text:p>0.827972531527337</text:p>
          </table:table-cell>
          <table:table-cell table:style-name="ce7" table:formula="of:=[.F10]/[.I10]" office:value-type="float" office:value="0.162700035559062" calcext:value-type="float">
            <text:p>0.162700035559062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2*PI()*[.L10]" office:value-type="float" office:value="31.4159265358979" calcext:value-type="float">
            <text:p>31.4159265358979</text:p>
          </table:table-cell>
          <table:table-cell table:style-name="ce7" table:formula="of:=INT([.M10]/[.$O$3])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7" table:formula="of:=[.A10]-3.648" office:value-type="float" office:value="100.392" calcext:value-type="float">
            <text:p>100.392</text:p>
          </table:table-cell>
          <table:table-cell table:style-name="ce7" table:formula="of:=ABS(SIN([.A11]))" office:value-type="float" office:value="0.138518082224108" calcext:value-type="float">
            <text:p>0.138518082224108</text:p>
          </table:table-cell>
          <table:table-cell table:style-name="ce12" table:formula="of:=[.C10]+([.$F$3]-[.$E$3])/10" office:value-type="float" office:value="0.0315" calcext:value-type="float">
            <text:p>0.0315</text:p>
          </table:table-cell>
          <table:table-cell table:style-name="ce12" table:formula="of:=[.C11]-[.$D$3]" office:value-type="float" office:value="0.009" calcext:value-type="float">
            <text:p>0.009</text:p>
          </table:table-cell>
          <table:table-cell table:style-name="ce12" table:formula="of:=[.D11]*[.$B$1]" office:value-type="float" office:value="0.45" calcext:value-type="float">
            <text:p>0.45</text:p>
          </table:table-cell>
          <table:table-cell table:style-name="ce7" table:formula="of:=[.E11]*[.B11]" office:value-type="float" office:value="0.0623331370008485" calcext:value-type="float">
            <text:p>0.0623331370008485</text:p>
          </table:table-cell>
          <table:table-cell/>
          <table:table-cell table:style-name="ce7" table:formula="of:=[.H10]+6.648" office:value-type="float" office:value="55.938" calcext:value-type="float">
            <text:p>55.938</text:p>
          </table:table-cell>
          <table:table-cell table:style-name="ce7" table:formula="of:=ABS(SIN([.H11]))" office:value-type="float" office:value="0.573414664280382" calcext:value-type="float">
            <text:p>0.573414664280382</text:p>
          </table:table-cell>
          <table:table-cell table:style-name="ce7" table:formula="of:=[.F11]/[.I11]" office:value-type="float" office:value="0.108705167279031" calcext:value-type="float">
            <text:p>0.10870516727903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formula="of:=2*PI()*[.L11]" office:value-type="float" office:value="37.6991118430775" calcext:value-type="float">
            <text:p>37.6991118430775</text:p>
          </table:table-cell>
          <table:table-cell table:style-name="ce7" table:formula="of:=INT([.M11]/[.$O$3])"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table:style-name="ce7" table:formula="of:=[.A11]-3.648" office:value-type="float" office:value="96.744" calcext:value-type="float">
            <text:p>96.744</text:p>
          </table:table-cell>
          <table:table-cell table:style-name="ce7" table:formula="of:=ABS(SIN([.A12]))" office:value-type="float" office:value="0.601495870755541" calcext:value-type="float">
            <text:p>0.601495870755541</text:p>
          </table:table-cell>
          <table:table-cell table:style-name="ce12" table:formula="of:=[.C11]+([.$F$3]-[.$E$3])/10" office:value-type="float" office:value="0.033" calcext:value-type="float">
            <text:p>0.033</text:p>
          </table:table-cell>
          <table:table-cell table:style-name="ce12" table:formula="of:=[.C12]-[.$D$3]" office:value-type="float" office:value="0.0105" calcext:value-type="float">
            <text:p>0.0105</text:p>
          </table:table-cell>
          <table:table-cell table:style-name="ce12" table:formula="of:=[.D12]*[.$B$1]" office:value-type="float" office:value="0.525" calcext:value-type="float">
            <text:p>0.525</text:p>
          </table:table-cell>
          <table:table-cell table:style-name="ce7" table:formula="of:=[.E12]*[.B12]" office:value-type="float" office:value="0.315785332146659" calcext:value-type="float">
            <text:p>0.315785332146659</text:p>
          </table:table-cell>
          <table:table-cell/>
          <table:table-cell table:style-name="ce7" table:formula="of:=[.H11]+6.648" office:value-type="float" office:value="62.586" calcext:value-type="float">
            <text:p>62.586</text:p>
          </table:table-cell>
          <table:table-cell table:style-name="ce7" table:formula="of:=ABS(SIN([.H12]))" office:value-type="float" office:value="0.243383833220313" calcext:value-type="float">
            <text:p>0.243383833220313</text:p>
          </table:table-cell>
          <table:table-cell table:style-name="ce7" table:formula="of:=[.F12]/[.I12]" office:value-type="float" office:value="1.29747866967321" calcext:value-type="float">
            <text:p>1.2974786696732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2*PI()*[.L12]" office:value-type="float" office:value="62.8318530717959" calcext:value-type="float">
            <text:p>62.8318530717959</text:p>
          </table:table-cell>
          <table:table-cell table:style-name="ce7" table:formula="of:=INT([.M12]/[.$O$3])"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7" table:formula="of:=[.A12]-3.648" office:value-type="float" office:value="93.096" calcext:value-type="float">
            <text:p>93.096</text:p>
          </table:table-cell>
          <table:table-cell table:style-name="ce7" table:formula="of:=ABS(SIN([.A13]))" office:value-type="float" office:value="0.913489441906488" calcext:value-type="float">
            <text:p>0.913489441906488</text:p>
          </table:table-cell>
          <table:table-cell table:style-name="ce12" table:formula="of:=[.C12]+([.$F$3]-[.$E$3])/10" office:value-type="float" office:value="0.0345" calcext:value-type="float">
            <text:p>0.0345</text:p>
          </table:table-cell>
          <table:table-cell table:style-name="ce12" table:formula="of:=[.C13]-[.$D$3]" office:value-type="float" office:value="0.012" calcext:value-type="float">
            <text:p>0.012</text:p>
          </table:table-cell>
          <table:table-cell table:style-name="ce12" table:formula="of:=[.D13]*[.$B$1]" office:value-type="float" office:value="0.6" calcext:value-type="float">
            <text:p>0.6</text:p>
          </table:table-cell>
          <table:table-cell table:style-name="ce7" table:formula="of:=[.E13]*[.B13]" office:value-type="float" office:value="0.548093665143893" calcext:value-type="float">
            <text:p>0.548093665143893</text:p>
          </table:table-cell>
          <table:table-cell/>
          <table:table-cell table:style-name="ce7" table:formula="of:=[.H12]+6.648" office:value-type="float" office:value="69.234" calcext:value-type="float">
            <text:p>69.234</text:p>
          </table:table-cell>
          <table:table-cell table:style-name="ce7" table:formula="of:=ABS(SIN([.H13]))" office:value-type="float" office:value="0.118681231321363" calcext:value-type="float">
            <text:p>0.118681231321363</text:p>
          </table:table-cell>
          <table:table-cell table:style-name="ce21" table:formula="of:=[.F13]/[.I13]" office:value-type="float" office:value="4.61820002237571" calcext:value-type="float">
            <text:p>4.61820002237571</text:p>
          </table:table-cell>
          <table:table-cell table:number-columns-repeated="16374"/>
        </table:table-row>
        <table:table-row table:style-name="ro1">
          <table:table-cell table:style-name="ce7" table:formula="of:=[.A13]-3.648" office:value-type="float" office:value="89.448" calcext:value-type="float">
            <text:p>89.448</text:p>
          </table:table-cell>
          <table:table-cell table:style-name="ce7" table:formula="of:=ABS(SIN([.A14]))" office:value-type="float" office:value="0.996183868745201" calcext:value-type="float">
            <text:p>0.996183868745201</text:p>
          </table:table-cell>
          <table:table-cell table:style-name="ce12" table:formula="of:=[.C13]+([.$F$3]-[.$E$3])/10" office:value-type="float" office:value="0.036" calcext:value-type="float">
            <text:p>0.036</text:p>
          </table:table-cell>
          <table:table-cell table:style-name="ce12" table:formula="of:=[.C14]-[.$D$3]" office:value-type="float" office:value="0.0135" calcext:value-type="float">
            <text:p>0.0135</text:p>
          </table:table-cell>
          <table:table-cell table:style-name="ce12" table:formula="of:=[.D14]*[.$B$1]" office:value-type="float" office:value="0.675" calcext:value-type="float">
            <text:p>0.675</text:p>
          </table:table-cell>
          <table:table-cell table:style-name="ce7" table:formula="of:=[.E14]*[.B14]" office:value-type="float" office:value="0.672424111403011" calcext:value-type="float">
            <text:p>0.672424111403011</text:p>
          </table:table-cell>
          <table:table-cell/>
          <table:table-cell table:style-name="ce7" table:formula="of:=[.H13]+6.648" office:value-type="float" office:value="75.882" calcext:value-type="float">
            <text:p>75.882</text:p>
          </table:table-cell>
          <table:table-cell table:style-name="ce7" table:formula="of:=ABS(SIN([.H14]))" office:value-type="float" office:value="0.46512544617993" calcext:value-type="float">
            <text:p>0.46512544617993</text:p>
          </table:table-cell>
          <table:table-cell table:style-name="ce7" table:formula="of:=[.F14]/[.I14]" office:value-type="float" office:value="1.44568334612871" calcext:value-type="float">
            <text:p>1.44568334612871</text:p>
          </table:table-cell>
          <table:table-cell table:number-columns-repeated="16374"/>
        </table:table-row>
        <table:table-row table:style-name="ro1">
          <table:table-cell table:style-name="ce7" table:formula="of:=[.A14]-3.648" office:value-type="float" office:value="85.8" calcext:value-type="float">
            <text:p>85.8</text:p>
          </table:table-cell>
          <table:table-cell table:style-name="ce7" table:formula="of:=ABS(SIN([.A15]))" office:value-type="float" office:value="0.8288216466486" calcext:value-type="float">
            <text:p>0.8288216466486</text:p>
          </table:table-cell>
          <table:table-cell table:style-name="ce12" table:formula="of:=[.C14]+([.$F$3]-[.$E$3])/10" office:value-type="float" office:value="0.0375" calcext:value-type="float">
            <text:p>0.0375</text:p>
          </table:table-cell>
          <table:table-cell table:style-name="ce12" table:formula="of:=[.C15]-[.$D$3]" office:value-type="float" office:value="0.015" calcext:value-type="float">
            <text:p>0.015</text:p>
          </table:table-cell>
          <table:table-cell table:style-name="ce12" table:formula="of:=[.D15]*[.$B$1]" office:value-type="float" office:value="0.75" calcext:value-type="float">
            <text:p>0.75</text:p>
          </table:table-cell>
          <table:table-cell table:style-name="ce7" table:formula="of:=[.E15]*[.B15]" office:value-type="float" office:value="0.62161623498645" calcext:value-type="float">
            <text:p>0.62161623498645</text:p>
          </table:table-cell>
          <table:table-cell/>
          <table:table-cell table:style-name="ce7" table:formula="of:=[.H14]+6.648" office:value-type="float" office:value="82.53" calcext:value-type="float">
            <text:p>82.53</text:p>
          </table:table-cell>
          <table:table-cell table:style-name="ce7" table:formula="of:=ABS(SIN([.H15]))" office:value-type="float" office:value="0.750349747850276" calcext:value-type="float">
            <text:p>0.750349747850276</text:p>
          </table:table-cell>
          <table:table-cell table:style-name="ce7" table:formula="of:=[.F15]/[.I15]" office:value-type="float" office:value="0.828435322017975" calcext:value-type="float">
            <text:p>0.828435322017975</text:p>
          </table:table-cell>
          <table:table-cell table:number-columns-repeated="16374"/>
        </table:table-row>
        <table:table-row table:style-name="ro1">
          <table:table-cell table:style-name="ce7" table:formula="of:=[.A15]-3.648" office:value-type="float" office:value="82.152" calcext:value-type="float">
            <text:p>82.152</text:p>
          </table:table-cell>
          <table:table-cell table:style-name="ce7" table:formula="of:=ABS(SIN([.A16]))" office:value-type="float" office:value="0.453413129055312" calcext:value-type="float">
            <text:p>0.453413129055312</text:p>
          </table:table-cell>
          <table:table-cell table:style-name="ce12" table:formula="of:=[.C15]+([.$F$3]-[.$E$3])/10" office:value-type="float" office:value="0.039" calcext:value-type="float">
            <text:p>0.039</text:p>
          </table:table-cell>
          <table:table-cell table:style-name="ce12" table:formula="of:=[.C16]-[.$D$3]" office:value-type="float" office:value="0.0165" calcext:value-type="float">
            <text:p>0.0165</text:p>
          </table:table-cell>
          <table:table-cell table:style-name="ce12" table:formula="of:=[.D16]*[.$B$1]" office:value-type="float" office:value="0.825" calcext:value-type="float">
            <text:p>0.825</text:p>
          </table:table-cell>
          <table:table-cell table:style-name="ce7" table:formula="of:=[.E16]*[.B16]" office:value-type="float" office:value="0.374065831470633" calcext:value-type="float">
            <text:p>0.374065831470633</text:p>
          </table:table-cell>
          <table:table-cell/>
          <table:table-cell table:style-name="ce7" table:formula="of:=[.H15]+6.648" office:value-type="float" office:value="89.178" calcext:value-type="float">
            <text:p>89.178</text:p>
          </table:table-cell>
          <table:table-cell table:style-name="ce7" table:formula="of:=ABS(SIN([.H16]))" office:value-type="float" office:value="0.936812851221383" calcext:value-type="float">
            <text:p>0.936812851221383</text:p>
          </table:table-cell>
          <table:table-cell table:style-name="ce7" table:formula="of:=[.F16]/[.I16]" office:value-type="float" office:value="0.399296221206764" calcext:value-type="float">
            <text:p>0.399296221206764</text:p>
          </table:table-cell>
          <table:table-cell table:number-columns-repeated="16374"/>
        </table:table-row>
        <table:table-row table:style-name="ro1">
          <table:table-cell table:style-name="ce7" table:formula="of:=[.A16]-3.648" office:value-type="float" office:value="78.504" calcext:value-type="float">
            <text:p>78.504</text:p>
          </table:table-cell>
          <table:table-cell table:style-name="ce7" table:formula="of:=ABS(SIN([.A17]))" office:value-type="float" office:value="0.0358086826416629" calcext:value-type="float">
            <text:p>0.0358086826416629</text:p>
          </table:table-cell>
          <table:table-cell table:style-name="ce12" table:formula="of:=[.C16]+([.$F$3]-[.$E$3])/10" office:value-type="float" office:value="0.0405" calcext:value-type="float">
            <text:p>0.0405</text:p>
          </table:table-cell>
          <table:table-cell table:style-name="ce12" table:formula="of:=[.C17]-[.$D$3]" office:value-type="float" office:value="0.018" calcext:value-type="float">
            <text:p>0.018</text:p>
          </table:table-cell>
          <table:table-cell table:style-name="ce12" table:formula="of:=[.D17]*[.$B$1]" office:value-type="float" office:value="0.900000000000001" calcext:value-type="float">
            <text:p>0.900000000000001</text:p>
          </table:table-cell>
          <table:table-cell table:style-name="ce7" table:formula="of:=[.E17]*[.B17]" office:value-type="float" office:value="0.0322278143774967" calcext:value-type="float">
            <text:p>0.0322278143774967</text:p>
          </table:table-cell>
          <table:table-cell/>
          <table:table-cell table:style-name="ce7" table:formula="of:=[.H16]+6.648" office:value-type="float" office:value="95.826" calcext:value-type="float">
            <text:p>95.826</text:p>
          </table:table-cell>
          <table:table-cell table:style-name="ce7" table:formula="of:=ABS(SIN([.H17]))" office:value-type="float" office:value="0.999972441752219" calcext:value-type="float">
            <text:p>0.999972441752219</text:p>
          </table:table-cell>
          <table:table-cell table:style-name="ce7" table:formula="of:=[.F17]/[.I17]" office:value-type="float" office:value="0.032228702544067" calcext:value-type="float">
            <text:p>0.032228702544067</text:p>
          </table:table-cell>
          <table:table-cell table:number-columns-repeated="16374"/>
        </table:table-row>
        <table:table-row table:style-name="ro1">
          <table:table-cell table:style-name="ce7" table:formula="of:=[.A17]-3.648" office:value-type="float" office:value="74.856" calcext:value-type="float">
            <text:p>74.856</text:p>
          </table:table-cell>
          <table:table-cell table:style-name="ce7" table:formula="of:=ABS(SIN([.A18]))" office:value-type="float" office:value="0.516041993856853" calcext:value-type="float">
            <text:p>0.516041993856853</text:p>
          </table:table-cell>
          <table:table-cell table:style-name="ce12" table:formula="of:=[.C17]+([.$F$3]-[.$E$3])/10" office:value-type="float" office:value="0.042" calcext:value-type="float">
            <text:p>0.042</text:p>
          </table:table-cell>
          <table:table-cell table:style-name="ce12" table:formula="of:=[.C18]-[.$D$3]" office:value-type="float" office:value="0.0195" calcext:value-type="float">
            <text:p>0.0195</text:p>
          </table:table-cell>
          <table:table-cell table:style-name="ce12" table:formula="of:=[.D18]*[.$B$1]" office:value-type="float" office:value="0.975000000000001" calcext:value-type="float">
            <text:p>0.975000000000001</text:p>
          </table:table-cell>
          <table:table-cell table:style-name="ce7" table:formula="of:=[.E18]*[.B18]" office:value-type="float" office:value="0.503140944010432" calcext:value-type="float">
            <text:p>0.503140944010432</text:p>
          </table:table-cell>
          <table:table-cell/>
          <table:table-cell table:style-name="ce7" table:formula="of:=[.H17]+6.648" office:value-type="float" office:value="102.474" calcext:value-type="float">
            <text:p>102.474</text:p>
          </table:table-cell>
          <table:table-cell table:style-name="ce7" table:formula="of:=ABS(SIN([.H18]))" office:value-type="float" office:value="0.931515440291648" calcext:value-type="float">
            <text:p>0.931515440291648</text:p>
          </table:table-cell>
          <table:table-cell table:style-name="ce7" table:formula="of:=[.F18]/[.I18]" office:value-type="float" office:value="0.540131620204711" calcext:value-type="float">
            <text:p>0.540131620204711</text:p>
          </table:table-cell>
          <table:table-cell table:number-columns-repeated="16374"/>
        </table:table-row>
        <table:table-row table:style-name="ro1">
          <table:table-cell table:style-name="ce7" table:formula="of:=[.A18]-3.648" office:value-type="float" office:value="71.208" calcext:value-type="float">
            <text:p>71.208</text:p>
          </table:table-cell>
          <table:table-cell table:style-name="ce7" table:formula="of:=ABS(SIN([.A19]))" office:value-type="float" office:value="0.86674125443912" calcext:value-type="float">
            <text:p>0.86674125443912</text:p>
          </table:table-cell>
          <table:table-cell table:style-name="ce12" table:formula="of:=[.C18]+([.$F$3]-[.$E$3])/10" office:value-type="float" office:value="0.0435" calcext:value-type="float">
            <text:p>0.0435</text:p>
          </table:table-cell>
          <table:table-cell table:style-name="ce12" table:formula="of:=[.C19]-[.$D$3]" office:value-type="float" office:value="0.021" calcext:value-type="float">
            <text:p>0.021</text:p>
          </table:table-cell>
          <table:table-cell table:style-name="ce12" table:formula="of:=[.D19]*[.$B$1]" office:value-type="float" office:value="1.05" calcext:value-type="float">
            <text:p>1.05</text:p>
          </table:table-cell>
          <table:table-cell table:style-name="ce7" table:formula="of:=[.E19]*[.B19]" office:value-type="float" office:value="0.910078317161077" calcext:value-type="float">
            <text:p>0.910078317161077</text:p>
          </table:table-cell>
          <table:table-cell/>
          <table:table-cell table:style-name="ce7" table:formula="of:=[.H18]+6.648" office:value-type="float" office:value="109.122" calcext:value-type="float">
            <text:p>109.122</text:p>
          </table:table-cell>
          <table:table-cell table:style-name="ce7" table:formula="of:=ABS(SIN([.H19]))" office:value-type="float" office:value="0.740452172378644" calcext:value-type="float">
            <text:p>0.740452172378644</text:p>
          </table:table-cell>
          <table:table-cell table:style-name="ce7" table:formula="of:=[.F19]/[.I19]" office:value-type="float" office:value="1.22908453929917" calcext:value-type="float">
            <text:p>1.22908453929917</text:p>
          </table:table-cell>
          <table:table-cell table:number-columns-repeated="16374"/>
        </table:table-row>
        <table:table-row table:style-name="ro1">
          <table:table-cell table:style-name="ce7" table:formula="of:=[.A19]-3.648" office:value-type="float" office:value="67.56" calcext:value-type="float">
            <text:p>67.56</text:p>
          </table:table-cell>
          <table:table-cell table:style-name="ce7" table:formula="of:=ABS(SIN([.A20]))" office:value-type="float" office:value="0.999875846109376" calcext:value-type="float">
            <text:p>0.999875846109376</text:p>
          </table:table-cell>
          <table:table-cell table:style-name="ce12" table:formula="of:=[.C19]+([.$F$3]-[.$E$3])/10" office:value-type="float" office:value="0.045" calcext:value-type="float">
            <text:p>0.045</text:p>
          </table:table-cell>
          <table:table-cell table:style-name="ce12" table:formula="of:=[.C20]-[.$D$3]" office:value-type="float" office:value="0.0225" calcext:value-type="float">
            <text:p>0.0225</text:p>
          </table:table-cell>
          <table:table-cell table:style-name="ce12" table:formula="of:=[.D20]*[.$B$1]" office:value-type="float" office:value="1.125" calcext:value-type="float">
            <text:p>1.125</text:p>
          </table:table-cell>
          <table:table-cell table:style-name="ce7" table:formula="of:=[.E20]*[.B20]" office:value-type="float" office:value="1.12486032687305" calcext:value-type="float">
            <text:p>1.12486032687305</text:p>
          </table:table-cell>
          <table:table-cell/>
          <table:table-cell table:style-name="ce7" table:formula="of:=[.H19]+6.648" office:value-type="float" office:value="115.77" calcext:value-type="float">
            <text:p>115.77</text:p>
          </table:table-cell>
          <table:table-cell table:style-name="ce7" table:formula="of:=ABS(SIN([.H20]))" office:value-type="float" office:value="0.451930427219665" calcext:value-type="float">
            <text:p>0.451930427219665</text:p>
          </table:table-cell>
          <table:table-cell table:style-name="ce7" table:formula="of:=[.F20]/[.I20]" office:value-type="float" office:value="2.48901215568364" calcext:value-type="float">
            <text:p>2.48901215568364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6"/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7:47:09.070375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7:46:21.772923622</meta:creation-date>
    <dc:date>2025-04-06T20:29:13.995043625</dc:date>
    <meta:editing-duration>PT8H11M34S</meta:editing-duration>
    <meta:editing-cycles>42</meta:editing-cycles>
    <meta:generator>LibreOffice/24.2.4.2$Linux_X86_64 LibreOffice_project/51a6219feb6075d9a4c46691dcfe0cd9c4fff3c2</meta:generator>
    <meta:document-statistic meta:table-count="1" meta:cell-count="155" meta:object-count="0"/>
  </office:meta>
</office:document-meta>
</file>